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5ac5" officeooo:paragraph-rsid="001c5ac5" style:font-weight-asian="bold" style:font-weight-complex="bold"/>
    </style:style>
    <style:style style:name="P2" style:family="paragraph" style:parent-style-name="Standard">
      <style:text-properties officeooo:paragraph-rsid="001e9bce"/>
    </style:style>
    <style:style style:name="P3" style:family="paragraph" style:parent-style-name="Standard">
      <style:text-properties officeooo:rsid="001ff2da" officeooo:paragraph-rsid="001e9bce"/>
    </style:style>
    <style:style style:name="P4" style:family="paragraph" style:parent-style-name="Standard">
      <style:text-properties officeooo:rsid="001ff2da" officeooo:paragraph-rsid="001ff2da"/>
    </style:style>
    <style:style style:name="P5" style:family="paragraph" style:parent-style-name="Standard">
      <style:text-properties officeooo:rsid="001ff2da" officeooo:paragraph-rsid="002ce50f"/>
    </style:style>
    <style:style style:name="P6" style:family="paragraph" style:parent-style-name="Standard">
      <style:text-properties officeooo:rsid="001ff2da" officeooo:paragraph-rsid="0033c8ec"/>
    </style:style>
    <style:style style:name="P7" style:family="paragraph" style:parent-style-name="Standard">
      <style:text-properties officeooo:rsid="001ff2da" officeooo:paragraph-rsid="0037d72b"/>
    </style:style>
    <style:style style:name="P8" style:family="paragraph" style:parent-style-name="Standard">
      <style:text-properties officeooo:rsid="001ff2da" officeooo:paragraph-rsid="0039c5aa"/>
    </style:style>
    <style:style style:name="P9" style:family="paragraph" style:parent-style-name="Standard">
      <style:text-properties officeooo:rsid="0021a395" officeooo:paragraph-rsid="0021a395"/>
    </style:style>
    <style:style style:name="P10" style:family="paragraph" style:parent-style-name="Standard">
      <style:text-properties fo:font-style="normal" officeooo:rsid="0021a395" officeooo:paragraph-rsid="0021a395" style:font-style-asian="normal" style:font-style-complex="normal"/>
    </style:style>
    <style:style style:name="P11" style:family="paragraph" style:parent-style-name="Standard">
      <style:text-properties fo:font-style="normal" officeooo:rsid="002f7226" officeooo:paragraph-rsid="002f7226" style:font-style-asian="normal" style:font-style-complex="normal"/>
    </style:style>
    <style:style style:name="P12" style:family="paragraph" style:parent-style-name="Standard">
      <style:text-properties officeooo:rsid="0023e41f" officeooo:paragraph-rsid="0023e41f"/>
    </style:style>
    <style:style style:name="P13" style:family="paragraph" style:parent-style-name="Preformatted_20_Text">
      <style:text-properties officeooo:paragraph-rsid="003ea097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89e77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3ea097"/>
    </style:style>
    <style:style style:name="T1" style:family="text">
      <style:text-properties officeooo:rsid="001c5ac5"/>
    </style:style>
    <style:style style:name="T2" style:family="text">
      <style:text-properties officeooo:rsid="001e9bce"/>
    </style:style>
    <style:style style:name="T3" style:family="text">
      <style:text-properties officeooo:rsid="0022a04e"/>
    </style:style>
    <style:style style:name="T4" style:family="text">
      <style:text-properties fo:font-style="normal" officeooo:rsid="002c4b48" style:font-style-asian="normal" style:font-style-complex="normal"/>
    </style:style>
    <style:style style:name="T5" style:family="text">
      <style:text-properties fo:font-style="normal" officeooo:rsid="00359942" style:font-style-asian="normal" style:font-style-complex="normal"/>
    </style:style>
    <style:style style:name="T6" style:family="text">
      <style:text-properties officeooo:rsid="0024ca1f"/>
    </style:style>
    <style:style style:name="T7" style:family="text">
      <style:text-properties officeooo:rsid="00289e77"/>
    </style:style>
    <style:style style:name="T8" style:family="text">
      <style:text-properties officeooo:rsid="002c4b48"/>
    </style:style>
    <style:style style:name="T9" style:family="text">
      <style:text-properties fo:font-style="italic" officeooo:rsid="002c4b48" style:font-style-asian="italic" style:font-style-complex="italic"/>
    </style:style>
    <style:style style:name="T10" style:family="text">
      <style:text-properties officeooo:rsid="0033c8ec"/>
    </style:style>
    <style:style style:name="T11" style:family="text">
      <style:text-properties officeooo:rsid="0035c4a5"/>
    </style:style>
    <style:style style:name="T12" style:family="text">
      <style:text-properties officeooo:rsid="0036b5ac"/>
    </style:style>
    <style:style style:name="T13" style:family="text">
      <style:text-properties officeooo:rsid="0037d72b"/>
    </style:style>
    <style:style style:name="T14" style:family="text">
      <style:text-properties officeooo:rsid="003a5c82"/>
    </style:style>
    <style:style style:name="T15" style:family="text">
      <style:text-properties officeooo:rsid="003dc3b1"/>
    </style:style>
    <style:style style:name="T16" style:family="text">
      <style:text-properties officeooo:rsid="003ea37e"/>
    </style:style>
    <style:style style:name="T17" style:family="text">
      <style:text-properties officeooo:rsid="003f7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GL – T<text:span text:style-name="T17">D</text:span> Git <text:span text:style-name="T16">20/03/19</text:span></text:p>
      <text:p text:style-name="Standard"/>
      <text:p text:style-name="Standard">http://etnbrd.github.io/git-cheatsheet/#</text:p>
      <text:p text:style-name="Standard"/>
      <text:p text:style-name="Preformatted_20_Text"><text:s text:c="2"/>git clone <text:span text:style-name="T1">(clone the repository)</text:span></text:p>
      <text:p text:style-name="Preformatted_20_Text"><text:s text:c="2"/>git add <text:span text:style-name="T1">(add files to the repository)</text:span></text:p>
      <text:p text:style-name="Preformatted_20_Text"><text:s text:c="2"/>git commit <text:span text:style-name="T1">(commit modified files)</text:span></text:p>
      <text:p text:style-name="Preformatted_20_Text"><text:s text:c="2"/>git log <text:span text:style-name="T1">(show recents commits)</text:span></text:p>
      <text:p text:style-name="P13"><text:s text:c="2"/>git push <text:span text:style-name="T1">(push branch to repository)</text:span></text:p>
      <text:p text:style-name="P15"><text:s text:c="2"/>git pull <text:span text:style-name="T1">(incorporate changes from remote repository into current branch)</text:span></text:p>
      <text:p text:style-name="P14"><text:s text:c="2"/>git checkout <text:span text:style-name="T15">(update files or directory in the workspace)</text:span></text:p>
      <text:p text:style-name="P14"><text:s text:c="2"/><text:span text:style-name="T7">g</text:span>it stash <text:span text:style-name="T7">(store the modification in an other file. Useful when two modifications at the same time)</text:span></text:p>
      <text:p text:style-name="P12">Ces commandes effectuent des comparaisons entre <text:span text:style-name="T6">notre</text:span> workspace et <text:span text:style-name="T6">notre</text:span> local repository (/.git)</text:p>
      <text:p text:style-name="Standard"/>
      <text:p text:style-name="Standard"/>
      <text:p text:style-name="Standard"/>
      <text:p text:style-name="P2"><text:span text:style-name="T2">1) Git : logiciel de gestion de versions décentralisé. Objectif = gérer le versionnage et les maj d’un système de fichier</text:span></text:p>
      <text:p text:style-name="P3"><text:span text:style-name="T4"/></text:p>
      <text:p text:style-name="P8">2) ?</text:p>
      <text:p text:style-name="P8"><text:span text:style-name="T10">Git est une BDD sur le modèle clé/valeur (comme <text:s/>Redis)</text:span></text:p>
      <text:p text:style-name="P6"><text:span text:style-name="T8">Git n’est pas connecté. </text:span></text:p>
      <text:p text:style-name="P5"><text:span text:style-name="T4">Outils de base = les commandes Linux </text:span><text:span text:style-name="T9">diff</text:span><text:span text:style-name="T4"> </text:span><text:span text:style-name="T5">(affiche les diff entre 2 fichiers) </text:span><text:span text:style-name="T4">et </text:span><text:span text:style-name="T9">patch</text:span><text:span text:style-name="T4">.</text:span></text:p>
      <text:p text:style-name="P4"/>
      <text:p text:style-name="P4">2<text:span text:style-name="T14">bis</text:span>) <text:span text:style-name="T11">les clés sont les hashes des valeurs en général</text:span></text:p>
      <text:p text:style-name="P4"/>
      <text:p text:style-name="P7">3) <text:span text:style-name="T13">Structure <text:s/>= une BDD.</text:span></text:p>
      <text:p text:style-name="P7"><text:span text:style-name="T13">Algorithme = on utilise diff, patch et du SHA-1 pour générer les clés</text:span></text:p>
      <text:p text:style-name="P4"/>
      <text:p text:style-name="P4">4) <text:span text:style-name="T12">pour représenter notre système de fichier, il faut les clés :</text:span></text:p>
      <text:p text:style-name="P4"/>
      <text:p text:style-name="P4"/>
      <text:p text:style-name="P4"/>
      <text:p text:style-name="P9">5 ) /objects contient 4 objets. Ici ce sont des hashes.</text:p>
      <text:p text:style-name="P10"><text:span text:style-name="T3">/ref/heads décrit la branche où on est</text:span></text:p>
      <text:p text:style-name="P10"/>
      <text:p text:style-name="P11">6.1)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8:36.413045483</meta:creation-date>
    <dc:date>2019-03-26T15:03:04.618633922</dc:date>
    <meta:editing-duration>PT44M13S</meta:editing-duration>
    <meta:editing-cycles>34</meta:editing-cycles>
    <meta:generator>LibreOffice/6.1.3.2$Linux_X86_64 LibreOffice_project/10$Build-2</meta:generator>
    <meta:document-statistic meta:table-count="0" meta:image-count="0" meta:object-count="0" meta:page-count="1" meta:paragraph-count="23" meta:word-count="194" meta:character-count="1171" meta:non-whitespace-character-count="979"/>
  </office:meta>
</office:document-meta>
</file>